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0" style:family="table-cell" style:parent-style-name="Default" style:data-style-name="N40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2" style:family="table-cell" style:parent-style-name="Default" style:data-style-name="N40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5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9270833333333cm" style:use-optimal-column-width="true"/>
    </style:style>
    <style:style style:name="co2" style:family="table-column">
      <style:table-column-properties fo:break-before="auto" style:column-width="7.91104166666667cm" style:use-optimal-column-width="true"/>
    </style:style>
    <style:style style:name="co3" style:family="table-column">
      <style:table-column-properties fo:break-before="auto" style:column-width="5.21229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8.75770833333333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35625cm"/>
    </style:style>
    <style:style style:name="co14" style:family="table-column">
      <style:table-column-properties fo:break-before="auto" style:column-width="4.78895833333333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44375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9" style:base-cell-address="Data_Sheet.B4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9" style:base-cell-address="Data_Sheet.B6"/>
      <style:map style:condition="is-true-formula(msoxl:AND(NOT(ISBLANK($A6)),ISBLANK(B6)))" style:apply-style-name="cf9" style:base-cell-address="Data_Sheet.B6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9" style:base-cell-address="Data_Sheet.C4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9" style:base-cell-address="Data_Sheet.C6"/>
      <style:map style:condition="is-true-formula(msoxl:AND(NOT(ISBLANK(A6)),ISBLANK(C6)))" style:apply-style-name="cf9" style:base-cell-address="Data_Sheet.C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9" style:base-cell-address="Data_Sheet.B8"/>
      <style:map style:condition="is-true-formula(msoxl:AND(NOT(ISBLANK($A8)),ISBLANK(B8)))" style:apply-style-name="cf9" style:base-cell-address="Data_Sheet.B8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9" style:base-cell-address="Data_Sheet.B7"/>
      <style:map style:condition="is-true-formula(msoxl:AND(NOT(ISBLANK($A7)),ISBLANK(B7)))" style:apply-style-name="cf9" style:base-cell-address="Data_Sheet.B7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9" style:base-cell-address="Data_Sheet.B8"/>
      <style:map style:condition="is-true-formula(msoxl:AND(NOT(ISBLANK($A9)),ISBLANK(B9)))" style:apply-style-name="cf9" style:base-cell-address="Data_Sheet.B9"/>
      <style:map style:condition="is-true-formula(msoxl:AND(NOT(ISBLANK($A9)),ISBLANK(B9)))" style:apply-style-name="cf9" style:base-cell-address="Data_Sheet.B9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9" style:base-cell-address="Data_Sheet.C8"/>
      <style:map style:condition="is-true-formula(msoxl:AND(NOT(ISBLANK(A8)),ISBLANK(C8)))" style:apply-style-name="cf9" style:base-cell-address="Data_Sheet.C8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9" style:base-cell-address="Data_Sheet.C7"/>
      <style:map style:condition="is-true-formula(msoxl:AND(NOT(ISBLANK(A7)),ISBLANK(C7)))" style:apply-style-name="cf9" style:base-cell-address="Data_Sheet.C7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F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D4)),ISBLANK(E4)))" style:apply-style-name="cf9" style:base-cell-address="Data_Sheet.E4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9" style:base-cell-address="Data_Sheet.D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F4)),ISBLANK(G4)))" style:apply-style-name="cf9" style:base-cell-address="Data_Sheet.G4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H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J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H4)),ISBLANK(I4)))" style:apply-style-name="cf9" style:base-cell-address="Data_Sheet.I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9" style:base-cell-address="Data_Sheet.J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J4)),ISBLANK(K4)))" style:apply-style-name="cf9" style:base-cell-address="Data_Sheet.K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L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N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9" style:base-cell-address="Data_Sheet.L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L4)),ISBLANK(M4)))" style:apply-style-name="cf9" style:base-cell-address="Data_Sheet.M4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M4)))" style:apply-style-name="cf9" style:base-cell-address="Data_Sheet.M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N4)),ISBLANK(O4)))" style:apply-style-name="cf9" style:base-cell-address="Data_Sheet.O4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P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</style:style>
    <style:style style:name="ce9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</style:style>
    <style:style style:name="ce10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9)),ISBLANK(P9)))" style:apply-style-name="cf9" style:base-cell-address="Data_Sheet.P9"/>
      <style:map style:condition="is-true-formula(msoxl:AND(NOT(ISBLANK(Q9)),ISBLANK(P9)))" style:apply-style-name="cf9" style:base-cell-address="Data_Sheet.P9"/>
      <style:map style:condition="is-true-formula(msoxl:AND(NOT(ISBLANK(Q9)),ISBLANK(P9)))" style:apply-style-name="cf9" style:base-cell-address="Data_Sheet.P9"/>
    </style:style>
    <style:style style:name="ce10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P8)),ISBLANK(Q8)))" style:apply-style-name="cf9" style:base-cell-address="Data_Sheet.Q8"/>
      <style:map style:condition="is-true-formula(msoxl:AND(NOT(ISBLANK(P8)),ISBLANK(Q8)))" style:apply-style-name="cf9" style:base-cell-address="Data_Sheet.Q8"/>
      <style:map style:condition="is-true-formula(msoxl:AND(NOT(ISBLANK(P8)),ISBLANK(Q8)))" style:apply-style-name="cf9" style:base-cell-address="Data_Sheet.Q8"/>
    </style:style>
    <style:style style:name="ce10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</style:style>
    <style:style style:name="ce10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P7)),ISBLANK(Q7)))" style:apply-style-name="cf9" style:base-cell-address="Data_Sheet.Q7"/>
      <style:map style:condition="is-true-formula(msoxl:AND(NOT(ISBLANK(P7)),ISBLANK(Q7)))" style:apply-style-name="cf9" style:base-cell-address="Data_Sheet.Q7"/>
      <style:map style:condition="is-true-formula(msoxl:AND(NOT(ISBLANK(P7)),ISBLANK(Q7)))" style:apply-style-name="cf9" style:base-cell-address="Data_Sheet.Q7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R4)),ISBLANK(Q4)))" style:apply-style-name="cf9" style:base-cell-address="Data_Sheet.Q4"/>
      <style:map style:condition="is-true-formula(msoxl:AND(NOT(ISBLANK(R4)),ISBLANK(Q4)))" style:apply-style-name="cf9" style:base-cell-address="Data_Sheet.Q4"/>
      <style:map style:condition="is-true-formula(msoxl:AND(NOT(ISBLANK(R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</style:style>
    <style:style style:name="ce11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R5)),ISBLANK(Q5)))" style:apply-style-name="cf9" style:base-cell-address="Data_Sheet.Q5"/>
      <style:map style:condition="is-true-formula(msoxl:AND(NOT(ISBLANK(R5)),ISBLANK(Q5)))" style:apply-style-name="cf9" style:base-cell-address="Data_Sheet.Q5"/>
      <style:map style:condition="is-true-formula(msoxl:AND(NOT(ISBLANK(R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9" style:base-cell-address="Data_Sheet.R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</style:style>
    <style:style style:name="ce1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</style:style>
    <style:style style:name="ce132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</style:style>
    <style:style style:name="ce13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</style:style>
    <style:style style:name="ce1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</style:style>
    <style:style style:name="ce1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</style:style>
    <style:style style:name="ce1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</style:style>
    <style:style style:name="ce1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</style:style>
    <style:style style:name="ce1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</style:style>
    <style:style style:name="ce1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</style:style>
    <style:style style:name="ce15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AA4)),ISBLANK(Z4)))" style:apply-style-name="cf9" style:base-cell-address="Data_Sheet.Z4"/>
      <style:map style:condition="is-true-formula(msoxl:AND(NOT(ISBLANK(AA4)),ISBLANK(Z4)))" style:apply-style-name="cf9" style:base-cell-address="Data_Sheet.Z4"/>
    </style:style>
    <style:style style:name="ce16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</style:style>
    <style:style style:name="ce161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C4)),ISBLANK(AB4)))" style:apply-style-name="cf9" style:base-cell-address="Data_Sheet.AB4"/>
      <style:map style:condition="is-true-formula(msoxl:AND(NOT(ISBLANK(AC4)),ISBLANK(AB4)))" style:apply-style-name="cf9" style:base-cell-address="Data_Sheet.AB4"/>
    </style:style>
    <style:style style:name="ce16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AA5)),ISBLANK(Z5)))" style:apply-style-name="cf9" style:base-cell-address="Data_Sheet.Z5"/>
    </style:style>
    <style:style style:name="ce164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</style:style>
    <style:style style:name="ce16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</style:style>
    <style:style style:name="ce16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9" style:base-cell-address="Data_Sheet.AC4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</style:style>
    <style:style style:name="ce16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C5)),ISBLANK(AB5)))" style:apply-style-name="cf9" style:base-cell-address="Data_Sheet.AB5"/>
    </style:style>
    <style:style style:name="ce17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</style:style>
    <style:style style:name="ce17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9" style:base-cell-address="Data_Sheet.AC6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</style:style>
    <style:style style:name="ce17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</style:style>
    <style:style style:name="ce17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6">
            <text:p>Organisation name</text:p>
          </table:table-cell>
          <table:table-cell office:value-type="string" table:number-columns-spanned="1" table:number-rows-spanned="3" table:content-validation-name="val2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9">
            <text:p>Ministerial Department</text:p>
          </table:table-cell>
          <table:table-cell office:value-type="string" table:style-name="ce21">
            <text:p>Home Office</text:p>
          </table:table-cell>
          <table:table-cell office:value-type="float" office:value="7871" table:style-name="ce30">
            <text:p>7871</text:p>
          </table:table-cell>
          <table:table-cell office:value-type="float" office:value="7001.06" table:style-name="ce33">
            <text:p>7001.06</text:p>
          </table:table-cell>
          <table:table-cell office:value-type="float" office:value="11980" table:style-name="ce50">
            <text:p>11980</text:p>
          </table:table-cell>
          <table:table-cell office:value-type="float" office:value="11103.99" table:style-name="ce51">
            <text:p>11103.99</text:p>
          </table:table-cell>
          <table:table-cell office:value-type="float" office:value="6573" table:style-name="ce53">
            <text:p>6573</text:p>
          </table:table-cell>
          <table:table-cell office:value-type="float" office:value="6329.4" table:style-name="ce66">
            <text:p>6329.4</text:p>
          </table:table-cell>
          <table:table-cell office:value-type="float" office:value="2207" table:style-name="ce68">
            <text:p>2207</text:p>
          </table:table-cell>
          <table:table-cell office:value-type="float" office:value="2156.9899999999998" table:style-name="ce69">
            <text:p>2156.99</text:p>
          </table:table-cell>
          <table:table-cell office:value-type="float" office:value="223" table:style-name="ce85">
            <text:p>223</text:p>
          </table:table-cell>
          <table:table-cell office:value-type="float" office:value="221.36" table:style-name="ce88">
            <text:p>221.36</text:p>
          </table:table-cell>
          <table:table-cell office:value-type="float" office:value="4" table:style-name="ce89">
            <text:p>4</text:p>
          </table:table-cell>
          <table:table-cell office:value-type="float" office:value="4" table:style-name="ce91">
            <text:p>4</text:p>
          </table:table-cell>
          <table:table-cell office:value-type="float" office:value="28858" table:content-validation-name="val2" table:style-name="ce109">
            <text:p>28,858</text:p>
          </table:table-cell>
          <table:table-cell office:value-type="float" office:value="26817" table:content-validation-name="val2" table:style-name="ce110">
            <text:p>26,817</text:p>
          </table:table-cell>
          <table:table-cell office:value-type="float" office:value="1447" table:style-name="ce112">
            <text:p>1447</text:p>
          </table:table-cell>
          <table:table-cell office:value-type="float" office:value="1319.76" table:style-name="ce113">
            <text:p>1319.76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44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1447" table:style-name="ce159">
            <text:p>1,447</text:p>
          </table:table-cell>
          <table:table-cell office:value-type="float" office:value="1319.76" table:style-name="ce161">
            <text:p>1,319.76</text:p>
          </table:table-cell>
          <table:table-cell office:value-type="float" office:value="30305" table:content-validation-name="val2" table:style-name="ce162">
            <text:p>30,305</text:p>
          </table:table-cell>
          <table:table-cell office:value-type="float" office:value="28137" table:content-validation-name="val2" table:style-name="ce160">
            <text:p>28,137</text:p>
          </table:table-cell>
          <table:table-cell office:value-type="currency" office:value="65290390.349999994" table:content-validation-name="val1" table:style-name="ce10">
            <text:p>£65,290,390.35</text:p>
          </table:table-cell>
          <table:table-cell office:value-type="currency" office:value="6903785.5699999938" table:content-validation-name="val1" table:style-name="ce10">
            <text:p>£6,903,785.57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1638015.4600000002" table:content-validation-name="val1" table:style-name="ce10">
            <text:p>£1,638,015.46</text:p>
          </table:table-cell>
          <table:table-cell office:value-type="currency" office:value="14803848.639999999" table:content-validation-name="val1" table:style-name="ce10">
            <text:p>£14,803,848.64</text:p>
          </table:table-cell>
          <table:table-cell office:value-type="currency" office:value="7672210.2899999991" table:content-validation-name="val1" table:style-name="ce10">
            <text:p>£7,672,210.29</text:p>
          </table:table-cell>
          <table:table-cell office:value-type="currency" office:value="96308250.310000002" table:style-name="ce11">
            <text:p>£96,308,250.31</text:p>
          </table:table-cell>
          <table:table-cell office:value-type="currency" office:value="4500709.92" table:content-validation-name="val1" table:style-name="ce12">
            <text:p>£4,500,709.92</text:p>
          </table:table-cell>
          <table:table-cell office:value-type="currency" office:value="305004.7" table:content-validation-name="val1" table:style-name="ce12">
            <text:p>£305,004.70</text:p>
          </table:table-cell>
          <table:table-cell office:value-type="currency" office:value="4805714.62" table:style-name="ce11">
            <text:p>£4,805,714.62</text:p>
          </table:table-cell>
          <table:table-cell office:value-type="currency" office:value="101113964.93000001" table:style-name="ce13">
            <text:p>£101,113,964.93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355" table:style-name="ce31">
            <text:p>355</text:p>
          </table:table-cell>
          <table:table-cell office:value-type="float" office:value="296.8" table:style-name="ce32">
            <text:p>296.8</text:p>
          </table:table-cell>
          <table:table-cell office:value-type="float" office:value="244" table:style-name="ce49">
            <text:p>244</text:p>
          </table:table-cell>
          <table:table-cell office:value-type="float" office:value="225.4" table:style-name="ce52">
            <text:p>225.4</text:p>
          </table:table-cell>
          <table:table-cell office:value-type="float" office:value="302" table:style-name="ce54">
            <text:p>302</text:p>
          </table:table-cell>
          <table:table-cell office:value-type="float" office:value="288.3" table:style-name="ce65">
            <text:p>288.3</text:p>
          </table:table-cell>
          <table:table-cell office:value-type="float" office:value="39" table:style-name="ce67">
            <text:p>39</text:p>
          </table:table-cell>
          <table:table-cell office:value-type="float" office:value="38.6" table:style-name="ce70">
            <text:p>38.6</text:p>
          </table:table-cell>
          <table:table-cell office:value-type="float" office:value="8" table:style-name="ce86">
            <text:p>8</text:p>
          </table:table-cell>
          <table:table-cell office:value-type="float" office:value="8" table:style-name="ce87">
            <text:p>8</text:p>
          </table:table-cell>
          <table:table-cell office:value-type="float" office:value="7" table:style-name="ce90">
            <text:p>7</text:p>
          </table:table-cell>
          <table:table-cell office:value-type="float" office:value="0.87" table:style-name="ce92">
            <text:p>0.87</text:p>
          </table:table-cell>
          <table:table-cell office:value-type="float" office:value="955" table:content-validation-name="val2" table:style-name="ce97">
            <text:p>955</text:p>
          </table:table-cell>
          <table:table-cell office:value-type="float" office:value="858" table:content-validation-name="val2" table:style-name="ce111">
            <text:p>858</text:p>
          </table:table-cell>
          <table:table-cell office:value-type="float" office:value="0" table:style-name="ce106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22">
            <text:p>0</text:p>
          </table:table-cell>
          <table:table-cell office:value-type="float" office:value="3" table:style-name="ce125">
            <text:p>3</text:p>
          </table:table-cell>
          <table:table-cell office:value-type="float" office:value="3" table:style-name="ce143">
            <text:p>3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7">
            <text:p>0</text:p>
          </table:table-cell>
          <table:table-cell office:value-type="float" office:value="3" table:style-name="ce163">
            <text:p>3</text:p>
          </table:table-cell>
          <table:table-cell office:value-type="float" office:value="3" table:style-name="ce165">
            <text:p>3</text:p>
          </table:table-cell>
          <table:table-cell office:value-type="float" office:value="958" table:content-validation-name="val2" table:style-name="ce169">
            <text:p>958</text:p>
          </table:table-cell>
          <table:table-cell office:value-type="float" office:value="861" table:content-validation-name="val2" table:style-name="ce168">
            <text:p>861</text:p>
          </table:table-cell>
          <table:table-cell office:value-type="currency" office:value="1925656.07" table:content-validation-name="val1" table:style-name="ce10">
            <text:p>£1,925,656.07</text:p>
          </table:table-cell>
          <table:table-cell office:value-type="currency" office:value="39198.97999999996" table:content-validation-name="val1" table:style-name="ce10">
            <text:p>£39,198.98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7872.83" table:content-validation-name="val1" table:style-name="ce10">
            <text:p>£37,872.83</text:p>
          </table:table-cell>
          <table:table-cell office:value-type="currency" office:value="389499.37000000064" table:content-validation-name="val1" table:style-name="ce10">
            <text:p>£389,499.37</text:p>
          </table:table-cell>
          <table:table-cell office:value-type="currency" office:value="181578.64999999932" table:content-validation-name="val1" table:style-name="ce10">
            <text:p>£181,578.65</text:p>
          </table:table-cell>
          <table:table-cell office:value-type="currency" office:value="2573805.9" table:style-name="ce11">
            <text:p>£2,573,805.90</text:p>
          </table:table-cell>
          <table:table-cell office:value-type="currency" office:value="29785" table:content-validation-name="val1" table:style-name="ce12">
            <text:p>£29,785.00</text:p>
          </table:table-cell>
          <table:table-cell office:value-type="currency" office:value="33615" table:content-validation-name="val1" table:style-name="ce12">
            <text:p>£33,615.00</text:p>
          </table:table-cell>
          <table:table-cell office:value-type="currency" office:value="63400" table:style-name="ce11">
            <text:p>£63,400.00</text:p>
          </table:table-cell>
          <table:table-cell office:value-type="currency" office:value="2637205.9" table:style-name="ce13">
            <text:p>£2,637,205.90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211" table:style-name="ce29">
            <text:p>211</text:p>
          </table:table-cell>
          <table:table-cell office:value-type="float" office:value="205.96" table:style-name="ce34">
            <text:p>205.96</text:p>
          </table:table-cell>
          <table:table-cell office:value-type="float" office:value="458" table:style-name="ce41">
            <text:p>458</text:p>
          </table:table-cell>
          <table:table-cell office:value-type="float" office:value="447.95" table:style-name="ce48">
            <text:p>447.95</text:p>
          </table:table-cell>
          <table:table-cell office:value-type="float" office:value="232" table:style-name="ce55">
            <text:p>232</text:p>
          </table:table-cell>
          <table:table-cell office:value-type="float" office:value="227.31" table:style-name="ce56">
            <text:p>227.31</text:p>
          </table:table-cell>
          <table:table-cell office:value-type="float" office:value="45" table:style-name="ce59">
            <text:p>45</text:p>
          </table:table-cell>
          <table:table-cell office:value-type="float" office:value="45" table:style-name="ce80">
            <text:p>45</text:p>
          </table:table-cell>
          <table:table-cell office:value-type="float" office:value="6" table:style-name="ce82">
            <text:p>6</text:p>
          </table:table-cell>
          <table:table-cell office:value-type="float" office:value="6" table:style-name="ce83">
            <text:p>6</text:p>
          </table:table-cell>
          <table:table-cell office:value-type="float" office:value="0" table:style-name="ce93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952" table:content-validation-name="val2" table:style-name="ce97">
            <text:p>952</text:p>
          </table:table-cell>
          <table:table-cell office:value-type="float" office:value="932" table:content-validation-name="val2" table:style-name="ce104">
            <text:p>932</text:p>
          </table:table-cell>
          <table:table-cell office:value-type="float" office:value="65" table:style-name="ce108">
            <text:p>65</text:p>
          </table:table-cell>
          <table:table-cell office:value-type="float" office:value="64.62" table:style-name="ce149">
            <text:p>64.62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15">
            <text:p>0</text:p>
          </table:table-cell>
          <table:table-cell office:value-type="float" office:value="5" table:style-name="ce117">
            <text:p>5</text:p>
          </table:table-cell>
          <table:table-cell office:value-type="float" office:value="5" table:style-name="ce139">
            <text:p>5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70" table:style-name="ce163">
            <text:p>70</text:p>
          </table:table-cell>
          <table:table-cell office:value-type="float" office:value="69.62" table:style-name="ce166">
            <text:p>69.62</text:p>
          </table:table-cell>
          <table:table-cell office:value-type="float" office:value="1022" table:content-validation-name="val2" table:style-name="ce169">
            <text:p>1,022</text:p>
          </table:table-cell>
          <table:table-cell office:value-type="float" office:value="1002" table:content-validation-name="val2" table:style-name="ce170">
            <text:p>1,002</text:p>
          </table:table-cell>
          <table:table-cell office:value-type="currency" office:value="2524334.2599999998" table:content-validation-name="val1" table:style-name="ce10">
            <text:p>£2,524,334.26</text:p>
          </table:table-cell>
          <table:table-cell office:value-type="currency" office:value="104105.81999999999" table:content-validation-name="val1" table:style-name="ce10">
            <text:p>£104,105.82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4863" table:content-validation-name="val1" table:style-name="ce10">
            <text:p>£34,863.00</text:p>
          </table:table-cell>
          <table:table-cell office:value-type="currency" office:value="511081.8" table:content-validation-name="val1" table:style-name="ce10">
            <text:p>£511,081.80</text:p>
          </table:table-cell>
          <table:table-cell office:value-type="currency" office:value="285154" table:content-validation-name="val1" table:style-name="ce10">
            <text:p>£285,154.00</text:p>
          </table:table-cell>
          <table:table-cell office:value-type="currency" office:value="3459538.88" table:style-name="ce11">
            <text:p>£3,459,538.88</text:p>
          </table:table-cell>
          <table:table-cell office:value-type="currency" office:value="180706" table:content-validation-name="val1" table:style-name="ce12">
            <text:p>£180,706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80706" table:style-name="ce11">
            <text:p>£180,706.00</text:p>
          </table:table-cell>
          <table:table-cell office:value-type="currency" office:value="3640244.88" table:style-name="ce13">
            <text:p>£3,640,244.88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9" table:style-name="ce36">
            <text:p>9</text:p>
          </table:table-cell>
          <table:table-cell office:value-type="float" office:value="7.17" table:style-name="ce38">
            <text:p>7.17</text:p>
          </table:table-cell>
          <table:table-cell office:value-type="float" office:value="7" table:style-name="ce43">
            <text:p>7</text:p>
          </table:table-cell>
          <table:table-cell office:value-type="float" office:value="6.4" table:style-name="ce47">
            <text:p>6.4</text:p>
          </table:table-cell>
          <table:table-cell office:value-type="float" office:value="40" table:style-name="ce60">
            <text:p>40</text:p>
          </table:table-cell>
          <table:table-cell office:value-type="float" office:value="39.799999999999997" table:style-name="ce57">
            <text:p>39.8</text:p>
          </table:table-cell>
          <table:table-cell office:value-type="float" office:value="1" table:style-name="ce58">
            <text:p>1</text:p>
          </table:table-cell>
          <table:table-cell office:value-type="float" office:value="1" table:style-name="ce79">
            <text:p>1</text:p>
          </table:table-cell>
          <table:table-cell office:value-type="float" office:value="1" table:style-name="ce81">
            <text:p>1</text:p>
          </table:table-cell>
          <table:table-cell office:value-type="float" office:value="0.8" table:style-name="ce84">
            <text:p>0.8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58" table:content-validation-name="val2" table:style-name="ce97">
            <text:p>58</text:p>
          </table:table-cell>
          <table:table-cell office:value-type="float" office:value="55" table:content-validation-name="val2" table:style-name="ce105">
            <text:p>55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50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63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58" table:content-validation-name="val2" table:style-name="ce169">
            <text:p>58</text:p>
          </table:table-cell>
          <table:table-cell office:value-type="float" office:value="55" table:content-validation-name="val2" table:style-name="ce171">
            <text:p>55</text:p>
          </table:table-cell>
          <table:table-cell office:value-type="currency" office:value="154924.98000000001" table:content-validation-name="val1" table:style-name="ce10">
            <text:p>£154,924.98</text:p>
          </table:table-cell>
          <table:table-cell office:value-type="currency" office:value="1192.02" table:content-validation-name="val1" table:style-name="ce10">
            <text:p>£1,192.02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1907.1" table:content-validation-name="val1" table:style-name="ce10">
            <text:p>£31,907.10</text:p>
          </table:table-cell>
          <table:table-cell office:value-type="currency" office:value="16361.65" table:content-validation-name="val1" table:style-name="ce10">
            <text:p>£16,361.65</text:p>
          </table:table-cell>
          <table:table-cell office:value-type="currency" office:value="204385.75" table:style-name="ce11">
            <text:p>£204,385.75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04385.75" table:style-name="ce13">
            <text:p>£204,385.75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62" table:style-name="ce35">
            <text:p>62</text:p>
          </table:table-cell>
          <table:table-cell office:value-type="float" office:value="60.57" table:style-name="ce37">
            <text:p>60.57</text:p>
          </table:table-cell>
          <table:table-cell office:value-type="float" office:value="73" table:style-name="ce44">
            <text:p>73</text:p>
          </table:table-cell>
          <table:table-cell office:value-type="float" office:value="72.75" table:style-name="ce46">
            <text:p>72.75</text:p>
          </table:table-cell>
          <table:table-cell office:value-type="float" office:value="66" table:style-name="ce61">
            <text:p>66</text:p>
          </table:table-cell>
          <table:table-cell office:value-type="float" office:value="63.29" table:style-name="ce63">
            <text:p>63.29</text:p>
          </table:table-cell>
          <table:table-cell office:value-type="float" office:value="15" table:style-name="ce71">
            <text:p>15</text:p>
          </table:table-cell>
          <table:table-cell office:value-type="float" office:value="15" table:style-name="ce73">
            <text:p>15</text:p>
          </table:table-cell>
          <table:table-cell office:value-type="float" office:value="4" table:style-name="ce75">
            <text:p>4</text:p>
          </table:table-cell>
          <table:table-cell office:value-type="float" office:value="4" table:style-name="ce77">
            <text:p>4</text:p>
          </table:table-cell>
          <table:table-cell office:value-type="float" office:value="6" table:style-name="ce99">
            <text:p>6</text:p>
          </table:table-cell>
          <table:table-cell office:value-type="float" office:value="1.28" table:style-name="ce101">
            <text:p>1.28</text:p>
          </table:table-cell>
          <table:table-cell office:value-type="float" office:value="226" table:content-validation-name="val2" table:style-name="ce97">
            <text:p>226</text:p>
          </table:table-cell>
          <table:table-cell office:value-type="float" office:value="217" table:content-validation-name="val2" table:style-name="ce103">
            <text:p>217</text:p>
          </table:table-cell>
          <table:table-cell office:value-type="float" office:value="3" table:style-name="ce155">
            <text:p>3</text:p>
          </table:table-cell>
          <table:table-cell office:value-type="float" office:value="3" table:style-name="ce156">
            <text:p>3</text:p>
          </table:table-cell>
          <table:table-cell office:value-type="float" office:value="2" table:style-name="ce152">
            <text:p>2</text:p>
          </table:table-cell>
          <table:table-cell office:value-type="float" office:value="2" table:style-name="ce126">
            <text:p>2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5" table:style-name="ce163">
            <text:p>5</text:p>
          </table:table-cell>
          <table:table-cell office:value-type="float" office:value="5" table:style-name="ce164">
            <text:p>5.00</text:p>
          </table:table-cell>
          <table:table-cell office:value-type="float" office:value="231" table:content-validation-name="val2" table:style-name="ce169">
            <text:p>231</text:p>
          </table:table-cell>
          <table:table-cell office:value-type="float" office:value="221.89" table:content-validation-name="val2" table:style-name="ce172">
            <text:p>222</text:p>
          </table:table-cell>
          <table:table-cell office:value-type="currency" office:value="607893.23" table:content-validation-name="val1" table:style-name="ce10">
            <text:p>£607,893.23</text:p>
          </table:table-cell>
          <table:table-cell office:value-type="currency" office:value="50929.04" table:content-validation-name="val1" table:style-name="ce10">
            <text:p>£50,929.04</text:p>
          </table:table-cell>
          <table:table-cell office:value-type="currency" office:value="150" table:content-validation-name="val1" table:style-name="ce10">
            <text:p>£150.00</text:p>
          </table:table-cell>
          <table:table-cell office:value-type="currency" office:value="23290.9" table:content-validation-name="val1" table:style-name="ce10">
            <text:p>£23,290.90</text:p>
          </table:table-cell>
          <table:table-cell office:value-type="currency" office:value="18567.21" table:content-validation-name="val1" table:style-name="ce10">
            <text:p>£18,567.21</text:p>
          </table:table-cell>
          <table:table-cell office:value-type="currency" office:value="73235.92" table:content-validation-name="val1" table:style-name="ce10">
            <text:p>£73,235.92</text:p>
          </table:table-cell>
          <table:table-cell office:value-type="currency" office:value="774066.3" table:style-name="ce11">
            <text:p>£774,066.30</text:p>
          </table:table-cell>
          <table:table-cell office:value-type="currency" office:value="24310.48" table:content-validation-name="val1" table:style-name="ce12">
            <text:p>£24,310.48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24310.48" table:style-name="ce11">
            <text:p>£24,310.48</text:p>
          </table:table-cell>
          <table:table-cell office:value-type="currency" office:value="798376.78" table:style-name="ce13">
            <text:p>£798,376.78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6" table:style-name="ce40">
            <text:p>6</text:p>
          </table:table-cell>
          <table:table-cell office:value-type="float" office:value="6" table:style-name="ce39">
            <text:p>6</text:p>
          </table:table-cell>
          <table:table-cell office:value-type="float" office:value="9" table:style-name="ce42">
            <text:p>9</text:p>
          </table:table-cell>
          <table:table-cell office:value-type="float" office:value="7.66" table:style-name="ce45">
            <text:p>7.66</text:p>
          </table:table-cell>
          <table:table-cell office:value-type="float" office:value="69" table:style-name="ce62">
            <text:p>69</text:p>
          </table:table-cell>
          <table:table-cell office:value-type="float" office:value="67.36" table:style-name="ce64">
            <text:p>67.36</text:p>
          </table:table-cell>
          <table:table-cell office:value-type="float" office:value="3" table:style-name="ce72">
            <text:p>3</text:p>
          </table:table-cell>
          <table:table-cell office:value-type="float" office:value="2.59" table:style-name="ce74">
            <text:p>2.59</text:p>
          </table:table-cell>
          <table:table-cell office:value-type="float" office:value="1" table:style-name="ce76">
            <text:p>1</text:p>
          </table:table-cell>
          <table:table-cell office:value-type="float" office:value="1" table:style-name="ce78">
            <text:p>1</text:p>
          </table:table-cell>
          <table:table-cell office:value-type="float" office:value="0" table:style-name="ce98">
            <text:p>0</text:p>
          </table:table-cell>
          <table:table-cell office:value-type="float" office:value="0" table:style-name="ce100">
            <text:p>0</text:p>
          </table:table-cell>
          <table:table-cell office:value-type="float" office:value="88" table:content-validation-name="val2" table:style-name="ce102">
            <text:p>88</text:p>
          </table:table-cell>
          <table:table-cell office:value-type="float" office:value="85" table:content-validation-name="val2" table:style-name="ce102">
            <text:p>85</text:p>
          </table:table-cell>
          <table:table-cell office:value-type="float" office:value="1" table:style-name="ce154">
            <text:p>1</text:p>
          </table:table-cell>
          <table:table-cell office:value-type="float" office:value="1" table:style-name="ce157">
            <text:p>1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3" table:style-name="ce128">
            <text:p>3</text:p>
          </table:table-cell>
          <table:table-cell office:value-type="float" office:value="2.08" table:style-name="ce129">
            <text:p>2.08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31">
            <text:p>0</text:p>
          </table:table-cell>
          <table:table-cell office:value-type="float" office:value="4" table:style-name="ce133">
            <text:p>4</text:p>
          </table:table-cell>
          <table:table-cell office:value-type="float" office:value="3.08" table:style-name="ce132">
            <text:p>3.1</text:p>
          </table:table-cell>
          <table:table-cell office:value-type="float" office:value="92" table:content-validation-name="val2" table:style-name="ce173">
            <text:p>92</text:p>
          </table:table-cell>
          <table:table-cell office:value-type="float" office:value="88" table:content-validation-name="val2" table:style-name="ce173">
            <text:p>88</text:p>
          </table:table-cell>
          <table:table-cell office:value-type="currency" office:value="203860.76" table:content-validation-name="val1" table:style-name="ce10">
            <text:p>£203,860.76</text:p>
          </table:table-cell>
          <table:table-cell office:value-type="currency" office:value="8360.9700000000012" table:content-validation-name="val1" table:style-name="ce10">
            <text:p>£8,360.97</text:p>
          </table:table-cell>
          <table:table-cell office:value-type="currency" office:value="52492.41" table:content-validation-name="val1" table:style-name="ce10">
            <text:p>£52,492.41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43497.3" table:content-validation-name="val1" table:style-name="ce10">
            <text:p>£43,497.30</text:p>
          </table:table-cell>
          <table:table-cell office:value-type="currency" office:value="29627.26" table:content-validation-name="val1" table:style-name="ce10">
            <text:p>£29,627.26</text:p>
          </table:table-cell>
          <table:table-cell office:value-type="currency" office:value="337838.7" table:style-name="ce11">
            <text:p>£337,838.70</text:p>
          </table:table-cell>
          <table:table-cell office:value-type="currency" office:value="3512.88" table:content-validation-name="val1" table:style-name="ce12">
            <text:p>£3,512.88</text:p>
          </table:table-cell>
          <table:table-cell office:value-type="currency" office:value="20194.62" table:content-validation-name="val1" table:style-name="ce12">
            <text:p>£20,194.62</text:p>
          </table:table-cell>
          <table:table-cell office:value-type="currency" office:value="23707.5" table:style-name="ce11">
            <text:p>£23,707.50</text:p>
          </table:table-cell>
          <table:table-cell office:value-type="currency" office:value="361546.2" table:style-name="ce13">
            <text:p>£361,546.20</text:p>
          </table:table-cell>
          <table:table-cell table:content-validation-name="val2" table:style-name="ce14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">
      <number:number number:decimal-places="1" number:min-integer-digits="1" number:grouping="true"/>
    </number:number-style>
    <number:currency-style style:name="N4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currency-style style:name="N42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2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2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date-style style:name="N43">
      <number:day number:style="long"/>
      <number:text>:</number:text>
      <number:hours number:style="long"/>
      <number:text>:</number:text>
      <number:minutes number:style="long"/>
    </number:date-style>
    <number:date-style style:name="N44">
      <number:day-of-week number:style="long"/>
      <number:text>/</number:text>
      <number:month number:style="long"/>
      <number:text>/</number:text>
      <number:year number:style="long"/>
    </number:date-style>
    <number:time-style style:name="N45">
      <number:hours number:style="long"/>
      <number:text>:</number:text>
      <number:minutes number:style="long"/>
    </number:time-style>
    <number:number-style style:name="N46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7P0">
      <number:number number:decimal-places="2" number:min-integer-digits="1" number:grouping="true"/>
    </number:number-style>
    <number:number-style style:name="N47">
      <style:text-properties fo:color="#FF0000"/>
      <number:text>-</number:text>
      <number:number number:decimal-places="2" number:min-integer-digits="1" number:grouping="true"/>
      <style:map style:condition="value()&gt;=0" style:apply-style-name="N47P0"/>
    </number:number-style>
    <number:number-style style:name="N48">
      <number:number number:decimal-places="0" number:min-integer-digits="11">
        <number:embedded-text number:position="5"> </number:embedded-text>
      </number:number>
    </number:number-style>
    <number:number-style style:name="N49P0">
      <number:number number:decimal-places="0" number:min-integer-digits="4"/>
    </number:number-style>
    <number:number-style style:name="N49">
      <number:number number:min-integer-digits="1"/>
      <style:map style:condition="value()&lt;=9999" style:apply-style-name="N49P0"/>
    </number:number-style>
    <number:number-style style:name="N50P0">
      <number:text>N-</number:text>
      <number:number number:decimal-places="0" number:min-integer-digits="4"/>
    </number:number-style>
    <number:number-style style:name="N50">
      <number:number number:min-integer-digits="1"/>
      <style:map style:condition="value()&lt;=9999" style:apply-style-name="N50P0"/>
    </number:number-style>
    <number:text-style style:name="N51P0"/>
    <number:text-style style:name="N51P1"/>
    <number:text-style style:name="N51P2"/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text-style style:name="N52P0"/>
    <number:text-style style:name="N52P1"/>
    <number:text-style style:name="N52"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3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3P0"/>
    </number:number-style>
    <number:time-style style:name="N54" number:truncate-on-overflow="false">
      <number:hours/>
      <number:text>:</number:text>
      <number:minutes number:style="long"/>
    </number:time-style>
    <number:time-style style:name="N55" number:truncate-on-overflow="false">
      <number:hours number:style="long"/>
      <number:text>:</number:text>
      <number:minutes number:style="long"/>
    </number:time-style>
    <number:number-style style:name="N56">
      <number:number number:decimal-places="0" number:min-integer-digits="2"/>
    </number:number-style>
    <number:number-style style:name="N57">
      <number:number number:decimal-places="0" number:min-integer-digits="3"/>
    </number:number-style>
    <number:number-style style:name="N58">
      <number:number number:decimal-places="0" number:min-integer-digits="1" number:grouping="true" number:display-factor="1000"/>
    </number:number-style>
    <number:number-style style:name="N59P0">
      <style:text-properties fo:color="#0000FF"/>
      <number:number number:decimal-places="2" number:min-integer-digits="1" number:grouping="true"/>
    </number:number-style>
    <number:number-style style:name="N59P1">
      <style:text-properties fo:color="#FF0000"/>
      <number:text>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number:number-style style:name="N60P0">
      <number:text>kr</number:text>
      <number:number number:decimal-places="0" number:min-integer-digits="1" number:grouping="true" number:display-factor="1000"/>
    </number:number-style>
    <number:number-style style:name="N60">
      <number:text>kr-</number:text>
      <number:number number:decimal-places="0" number:min-integer-digits="1" number:grouping="true" number:display-factor="1000"/>
      <style:map style:condition="value()&gt;=0" style:apply-style-name="N60P0"/>
    </number:number-style>
    <number:number-style style:name="N61P0">
      <style:text-properties fo:color="#0000FF"/>
      <number:text>kr</number:text>
      <number:number number:decimal-places="2" number:min-integer-digits="1" number:grouping="true"/>
    </number:number-style>
    <number:number-style style:name="N61P1">
      <style:text-properties fo:color="#FF0000"/>
      <number:text>kr-</number:text>
      <number:number number:decimal-places="2" number:min-integer-digits="1" number:grouping="true"/>
    </number:number-style>
    <number:number-style style:name="N61">
      <number:number number:decimal-places="2" number:min-integer-digits="1"/>
      <style:map style:condition="value()&gt;0" style:apply-style-name="N61P0"/>
      <style:map style:condition="value()&lt;0" style:apply-style-name="N61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41"/>
    <style:style style:name="Comma_32_3" style:display-name="Comma 3" style:family="table-cell" style:data-style-name="N41"/>
    <style:style style:name="Comma_32_4" style:display-name="Comma 4" style:family="table-cell" style:data-style-name="N41"/>
    <style:style style:name="Comma_32_5" style:display-name="Comma 5" style:family="table-cell" style:data-style-name="N41"/>
    <style:style style:name="Comma_32_5_32_2" style:display-name="Comma 5 2" style:family="table-cell" style:data-style-name="N41"/>
    <style:style style:name="Comma_32_6" style:display-name="Comma 6" style:family="table-cell" style:data-style-name="N41"/>
    <style:style style:name="Comma_32_7" style:display-name="Comma 7" style:family="table-cell" style:data-style-name="N41"/>
    <style:style style:name="Currency_32_2" style:display-name="Currency 2" style:family="table-cell" style:data-style-name="N42"/>
    <style:style style:name="DagerOgTimer" style:family="table-cell" style:data-style-name="N43"/>
    <style:style style:name="DagOgDato" style:family="table-cell" style:data-style-name="N44"/>
    <style:style style:name="DagOgDatoLang" style:family="table-cell" style:data-style-name="N44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5"/>
    <style:style style:name="Konto" style:family="table-cell" style:data-style-name="N46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7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8"/>
    <style:style style:name="PostNr" style:family="table-cell" style:data-style-name="N49"/>
    <style:style style:name="PostNrNorge" style:family="table-cell" style:data-style-name="N50"/>
    <style:style style:name="SkjulAlt" style:family="table-cell" style:data-style-name="N51"/>
    <style:style style:name="SkjulTall" style:family="table-cell" style:data-style-name="N52"/>
    <style:style style:name="Telefon" style:family="table-cell" style:data-style-name="N53"/>
    <style:style style:name="Timer1" style:family="table-cell" style:data-style-name="N54"/>
    <style:style style:name="Timer2" style:family="table-cell" style:data-style-name="N55"/>
    <style:style style:name="ToSiffer" style:family="table-cell" style:data-style-name="N56"/>
    <style:style style:name="TreSiffer" style:family="table-cell" style:data-style-name="N57"/>
    <style:style style:name="Tusenskille1000" style:family="table-cell" style:data-style-name="N58"/>
    <style:style style:name="TusenskilleFarger" style:family="table-cell" style:data-style-name="N59"/>
    <style:style style:name="Valuta1000" style:family="table-cell" style:data-style-name="N60"/>
    <style:style style:name="ValutaFarger" style:family="table-cell" style:data-style-name="N61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Minal Patel</dc:creator>
    <meta:creation-date>2012-07-18T14:50:11Z</meta:creation-date>
    <dc:date>2017-06-22T09:35:45Z</dc:date>
  </office:meta>
</office:document-meta>
</file>